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-BoldMT" svg:font-family="Arial-BoldMT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Arial-BoldMT1" svg:font-family="Arial-BoldM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14cm" fo:min-width="0.39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067cm" fo:min-width="0.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0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60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10.84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83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5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55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38cm" fo:min-width="0cm"/>
    </style:style>
    <style:style style:name="gr15" style:family="graphic" style:parent-style-name="objectwithoutfill">
      <style:graphic-properties draw:fill="none" draw:textarea-vertical-align="middl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44cm" fo:min-width="0cm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draw:fill="none" fo:min-height="0.434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703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/>
    </style:style>
    <style:style style:name="T1" style:family="text">
      <style:text-properties fo:font-variant="normal" fo:text-transform="none" fo:color="#4d5055" loext:opacity="100%" style:text-outline="false" style:text-line-through-style="none" style:text-line-through-type="none" style:font-name="Arial-BoldMT" fo:font-size="14pt" fo:font-style="normal" fo:text-shadow="none" style:text-underline-style="none" fo:font-weight="bold" style:letter-kerning="true" style:font-name-asian="Arial-BoldMT" style:font-size-asian="14pt" style:font-style-asian="normal" style:font-weight-asian="bold" style:font-name-complex="Arial-BoldMT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PingFang SC1" style:font-size-asian="11pt" style:font-style-asian="normal" style:font-weight-asian="normal" style:font-name-complex="Arial Unicode M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4d5055" loext:opacity="100%" style:text-outline="false" style:text-line-through-style="none" style:text-line-through-type="none" style:font-name="Arial-BoldMT" fo:font-size="9pt" fo:font-style="normal" fo:text-shadow="none" style:text-underline-style="none" fo:font-weight="bold" style:letter-kerning="true" style:font-name-asian="Arial-BoldMT" style:font-size-asian="9pt" style:font-style-asian="normal" style:font-weight-asian="bold" style:font-name-complex="Arial-BoldMT" style:font-size-complex="9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fo:color="#4d5055" loext:opacity="100%" style:text-outline="false" style:text-line-through-style="none" style:text-line-through-type="none" style:font-name="Arial-BoldMT" fo:font-size="11pt" fo:font-style="normal" fo:text-shadow="none" style:text-underline-style="none" fo:font-weight="bold" style:letter-kerning="true" style:font-name-asian="Arial-BoldMT" style:font-size-asian="11pt" style:font-style-asian="normal" style:font-weight-asian="bold" style:font-name-complex="Arial-BoldMT" style:font-size-complex="11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69cm" svg:height="1.08cm" svg:x="1.418cm" svg:y="7.54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07cm" svg:y1="7.515cm" svg:x2="2.07cm" svg:y2="4.975cm">
          <text:p/>
        </draw:line>
        <draw:line draw:style-name="gr2" draw:text-style-name="P3" draw:layer="layout" svg:x1="2.087cm" svg:y1="5.01cm" svg:x2="2.722cm" svg:y2="5.01cm">
          <text:p/>
        </draw:line>
        <draw:line draw:style-name="gr2" draw:text-style-name="P2" draw:layer="layout" svg:x1="2.116cm" svg:y1="8.52cm" svg:x2="2.116cm" svg:y2="11.06cm">
          <text:p/>
        </draw:line>
        <draw:line draw:style-name="gr2" draw:text-style-name="P3" draw:layer="layout" svg:x1="4.84cm" svg:y1="4.985cm" svg:x2="5.792cm" svg:y2="4.985cm">
          <text:p/>
        </draw:line>
        <draw:line draw:style-name="gr2" draw:text-style-name="P3" draw:layer="layout" svg:x1="4.58cm" svg:y1="5.645cm" svg:x2="4.58cm" svg:y2="4.375cm">
          <text:p/>
        </draw:line>
        <draw:custom-shape draw:style-name="gr3" draw:text-style-name="P1" draw:layer="layout" svg:width="0.318cm" svg:height="0.317cm" svg:x="1.952cm" svg:y="6.0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8cm" svg:height="0.317cm" svg:x="1.94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795cm" svg:y1="5.027cm" svg:x2="11.83cm" svg:y2="10.96cm">
          <text:p/>
        </draw:line>
        <draw:line draw:style-name="gr2" draw:text-style-name="P3" draw:layer="layout" svg:x1="5.88cm" svg:y1="5.027cm" svg:x2="7.15cm" svg:y2="5.027cm">
          <text:p/>
        </draw:line>
        <draw:line draw:style-name="gr2" draw:text-style-name="P3" draw:layer="layout" svg:x1="2.357cm" svg:y1="5.022cm" svg:x2="4.58cm" svg:y2="5.022cm">
          <text:p/>
        </draw:line>
        <draw:custom-shape draw:style-name="gr5" draw:text-style-name="P4" draw:layer="layout" svg:width="1.27cm" svg:height="0.317cm" svg:x="2.27cm" svg:y="4.8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45cm" svg:height="0.962cm" svg:x="2.087cm" svg:y="3.957cm">
          <draw:text-box>
            <text:p>Rin</text:p>
          </draw:text-box>
        </draw:frame>
        <draw:line draw:style-name="gr2" draw:text-style-name="P3" draw:layer="layout" svg:x1="5.847cm" svg:y1="11.06cm" svg:x2="5.847cm" svg:y2="11.695cm">
          <text:p/>
        </draw:line>
        <draw:line draw:style-name="gr2" draw:text-style-name="P3" draw:layer="layout" svg:x1="5.027cm" svg:y1="11.717cm" svg:x2="6.615cm" svg:y2="11.717cm">
          <text:p/>
        </draw:line>
        <draw:line draw:style-name="gr2" draw:text-style-name="P3" draw:layer="layout" svg:x1="5.212cm" svg:y1="11.912cm" svg:x2="6.482cm" svg:y2="11.912cm">
          <text:p/>
        </draw:line>
        <draw:line draw:style-name="gr2" draw:text-style-name="P3" draw:layer="layout" svg:x1="5.53cm" svg:y1="12.13cm" svg:x2="6.165cm" svg:y2="12.13cm">
          <text:p/>
        </draw:line>
        <draw:custom-shape draw:style-name="gr3" draw:text-style-name="P1" draw:layer="layout" svg:width="0.318cm" svg:height="0.317cm" svg:x="3.853cm" svg:y="4.8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88cm" svg:y1="5.645cm" svg:x2="4.88cm" svg:y2="4.375cm">
          <text:p/>
        </draw:line>
        <draw:frame draw:style-name="gr7" draw:text-style-name="P5" draw:layer="layout" svg:width="1.404cm" svg:height="0.962cm" svg:x="2.09cm" svg:y="8.61cm">
          <draw:text-box>
            <text:p>Vin</text:p>
          </draw:text-box>
        </draw:frame>
        <draw:custom-shape draw:style-name="gr3" draw:text-style-name="P1" draw:layer="layout" svg:width="0.318cm" svg:height="0.317cm" svg:x="5.554cm" svg:y="4.845cm"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0.318cm" svg:height="2.858cm" svg:x="5.662cm" svg:y="6.71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762cm" svg:y1="6.714cm" svg:x2="5.762cm" svg:y2="5.127cm">
          <text:p/>
        </draw:line>
        <draw:line draw:style-name="gr2" draw:text-style-name="P3" draw:layer="layout" svg:x1="5.862cm" svg:y1="11.16cm" svg:x2="5.862cm" svg:y2="9.573cm">
          <text:p/>
        </draw:line>
        <draw:frame draw:style-name="gr9" draw:text-style-name="P5" draw:layer="layout" svg:width="1.311cm" svg:height="0.962cm" svg:x="3.857cm" svg:y="5.445cm">
          <draw:text-box>
            <text:p>Ci</text:p>
          </draw:text-box>
        </draw:frame>
        <draw:line draw:style-name="gr2" draw:text-style-name="P3" draw:layer="layout" svg:x1="8.202cm" svg:y1="11.06cm" svg:x2="8.202cm" svg:y2="8.837cm">
          <text:p/>
        </draw:line>
        <draw:line draw:style-name="gr2" draw:text-style-name="P2" draw:layer="layout" svg:x1="18.045cm" svg:y1="5.027cm" svg:x2="17.979cm" svg:y2="10.86cm">
          <text:p/>
        </draw:line>
        <draw:custom-shape draw:style-name="gr10" draw:text-style-name="P4" draw:layer="layout" svg:width="16.04cm" svg:height="0.065cm" svg:x="2.07cm" svg:y="10.9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18cm" svg:height="0.317cm" svg:x="17.827cm" svg:y="10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.953cm" svg:y1="13.065cm" svg:x2="1.953cm" svg:y2="13.7cm">
          <text:p/>
        </draw:line>
        <draw:line draw:style-name="gr2" draw:text-style-name="P3" draw:layer="layout" svg:x1="1.953cm" svg:y1="13.7cm" svg:x2="5.763cm" svg:y2="13.7cm">
          <text:p/>
        </draw:line>
        <draw:line draw:style-name="gr2" draw:text-style-name="P3" draw:layer="layout" svg:x1="5.763cm" svg:y1="13.065cm" svg:x2="5.763cm" svg:y2="13.7cm">
          <text:p/>
        </draw:line>
        <draw:line draw:style-name="gr2" draw:text-style-name="P3" draw:layer="layout" svg:x1="5.763cm" svg:y1="13.7cm" svg:x2="11.478cm" svg:y2="13.7cm">
          <text:p/>
        </draw:line>
        <draw:line draw:style-name="gr2" draw:text-style-name="P3" draw:layer="layout" svg:x1="12.378cm" svg:y1="13.382cm" svg:x2="12.378cm" svg:y2="13.7cm">
          <text:p/>
        </draw:line>
        <draw:line draw:style-name="gr2" draw:text-style-name="P3" draw:layer="layout" svg:x1="12.378cm" svg:y1="13.065cm" svg:x2="12.378cm" svg:y2="13.382cm">
          <text:p/>
        </draw:line>
        <draw:line draw:style-name="gr2" draw:text-style-name="P3" draw:layer="layout" svg:x1="11.478cm" svg:y1="13.7cm" svg:x2="18.146cm" svg:y2="13.7cm">
          <text:p/>
        </draw:line>
        <draw:line draw:style-name="gr2" draw:text-style-name="P3" draw:layer="layout" svg:x1="18.146cm" svg:y1="13.065cm" svg:x2="18.146cm" svg:y2="13.7cm">
          <text:p/>
        </draw:line>
        <draw:frame draw:style-name="gr11" draw:text-style-name="P5" draw:layer="layout" svg:width="4.337cm" svg:height="2.384cm" svg:x="1.743cm" svg:y="14.173cm">
          <draw:text-box>
            <text:p>Input stage </text:p>
            <text:p>with coupling </text:p>
            <text:p>capacitor</text:p>
          </draw:text-box>
        </draw:frame>
        <draw:frame draw:style-name="gr12" draw:text-style-name="P5" draw:layer="layout" svg:width="3.956cm" svg:height="2.384cm" svg:x="6.824cm" svg:y="14.017cm">
          <draw:text-box>
            <text:p>Gain Stage</text:p>
            <text:p>With bypass</text:p>
            <text:p>capacitor</text:p>
          </draw:text-box>
        </draw:frame>
        <draw:frame draw:style-name="gr13" draw:text-style-name="P5" draw:layer="layout" svg:width="7.051cm" svg:height="1.673cm" svg:x="11.412cm" svg:y="14.249cm">
          <draw:text-box>
            <text:p>Output stage</text:p>
            <text:p>With coupling capacitor</text:p>
          </draw:text-box>
        </draw:frame>
        <draw:custom-shape draw:style-name="gr14" draw:text-style-name="P4" draw:layer="layout" svg:width="0.318cm" svg:height="1.588cm" svg:x="7.467cm" svg:y="5.34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032cm" svg:y1="5.027cm" svg:x2="7.667cm" svg:y2="5.027cm">
          <text:p/>
        </draw:line>
        <draw:line draw:style-name="gr2" draw:text-style-name="P3" draw:layer="layout" svg:x1="7.667cm" svg:y1="5.027cm" svg:x2="7.667cm" svg:y2="5.345cm">
          <text:p/>
        </draw:line>
        <draw:frame draw:style-name="gr9" draw:text-style-name="P5" draw:layer="layout" svg:width="1.37cm" svg:height="0.962cm" svg:x="6.397cm" svg:y="5.753cm">
          <draw:text-box>
            <text:p>r<text:span text:style-name="T1">π1</text:span></text:p>
          </draw:text-box>
        </draw:frame>
        <draw:line draw:style-name="gr2" draw:text-style-name="P3" draw:layer="layout" svg:x1="7.667cm" svg:y1="6.932cm" svg:x2="7.667cm" svg:y2="7.567cm">
          <text:p/>
        </draw:line>
        <draw:line draw:style-name="gr15" draw:text-style-name="P3" draw:layer="layout" svg:x1="7.667cm" svg:y1="7.567cm" svg:x2="10.207cm" svg:y2="7.567cm">
          <text:p/>
        </draw:line>
        <draw:custom-shape draw:style-name="gr14" draw:text-style-name="P4" draw:layer="layout" svg:width="0.318cm" svg:height="1.588cm" svg:x="8.084cm" svg:y="8.16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202cm" svg:y1="8.202cm" svg:x2="8.202cm" svg:y2="7.567cm">
          <text:p/>
        </draw:line>
        <draw:custom-shape draw:style-name="gr14" draw:text-style-name="P4" draw:layer="layout" svg:width="0.318cm" svg:height="1.588cm" svg:x="9.99cm" svg:y="5.34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19cm" svg:y1="5.027cm" svg:x2="10.19cm" svg:y2="5.345cm">
          <text:p/>
        </draw:line>
        <draw:line draw:style-name="gr2" draw:text-style-name="P3" draw:layer="layout" svg:x1="10.19cm" svg:y1="6.932cm" svg:x2="10.19cm" svg:y2="7.567cm">
          <text:p/>
        </draw:line>
        <draw:custom-shape draw:style-name="gr14" draw:text-style-name="P4" draw:layer="layout" svg:width="0.318cm" svg:height="1.588cm" svg:x="11.612cm" svg:y="6.514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137cm" svg:y1="5.027cm" svg:x2="9.137cm" svg:y2="5.345cm">
          <text:p/>
        </draw:line>
        <draw:line draw:style-name="gr2" draw:text-style-name="P3" draw:layer="layout" svg:x1="9.137cm" svg:y1="6.932cm" svg:x2="9.137cm" svg:y2="7.567cm">
          <text:p/>
        </draw:line>
        <draw:custom-shape draw:style-name="gr16" draw:text-style-name="P4" draw:layer="layout" svg:width="0.635cm" svg:height="1.587cm" svg:x="8.837cm" svg:y="5.3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3" draw:layer="layout" svg:x1="9.155cm" svg:y1="5.662cm" svg:x2="9.155cm" svg:y2="6.615cm">
          <text:p/>
        </draw:line>
        <draw:line draw:style-name="gr2" draw:text-style-name="P3" draw:layer="layout" svg:x1="9.155cm" svg:y1="5.027cm" svg:x2="12.965cm" svg:y2="5.027cm">
          <text:p/>
        </draw:line>
        <draw:frame draw:style-name="gr9" draw:text-style-name="P5" draw:layer="layout" svg:width="2.026cm" svg:height="0.962cm" svg:x="7.985cm" svg:y="4.483cm">
          <draw:text-box>
            <text:p text:style-name="P6"><text:span text:style-name="T2">gm1*v</text:span><text:span text:style-name="T3">π1</text:span></text:p>
          </draw:text-box>
        </draw:frame>
        <draw:frame draw:style-name="gr18" draw:text-style-name="P7" draw:layer="layout" svg:width="2.026cm" svg:height="1.471cm" svg:x="7.667cm" svg:y="5.445cm">
          <draw:text-box>
            <text:p><text:span text:style-name="T2">+</text:span></text:p>
            <text:p><text:span text:style-name="T2">v</text:span><text:span text:style-name="T3">π1</text:span></text:p>
            <text:p><text:span text:style-name="T3">-</text:span></text:p>
          </draw:text-box>
        </draw:frame>
        <draw:frame draw:style-name="gr9" draw:text-style-name="P5" draw:layer="layout" svg:width="1.408cm" svg:height="0.962cm" svg:x="10.069cm" svg:y="5.435cm">
          <draw:text-box>
            <text:p text:style-name="P6"><text:span text:style-name="T4">Ro1</text:span></text:p>
          </draw:text-box>
        </draw:frame>
        <draw:frame draw:style-name="gr9" draw:text-style-name="P5" draw:layer="layout" svg:width="1.311cm" svg:height="0.962cm" svg:x="10.725cm" svg:y="7.023cm">
          <draw:text-box>
            <text:p text:style-name="P6"><text:span text:style-name="T4">Rc</text:span></text:p>
          </draw:text-box>
        </draw:frame>
        <draw:frame draw:style-name="gr9" draw:text-style-name="P5" draw:layer="layout" svg:width="2.068cm" svg:height="0.962cm" svg:x="6.397cm" svg:y="8.293cm">
          <draw:text-box>
            <text:p text:style-name="P6"><text:span text:style-name="T4">RE||Cb</text:span></text:p>
          </draw:text-box>
        </draw:frame>
        <draw:frame draw:style-name="gr9" draw:text-style-name="P5" draw:layer="layout" svg:width="2.018cm" svg:height="0.962cm" svg:x="3.857cm" svg:y="7.35cm">
          <draw:text-box>
            <text:p text:style-name="P6"><text:span text:style-name="T4">R1||R2</text:span></text:p>
          </draw:text-box>
        </draw:frame>
        <draw:custom-shape draw:style-name="gr14" draw:text-style-name="P4" draw:layer="layout" svg:width="0.318cm" svg:height="1.588cm" svg:x="13.182cm" svg:y="5.35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.747cm" svg:y1="5.036cm" svg:x2="13.382cm" svg:y2="5.036cm">
          <text:p/>
        </draw:line>
        <draw:line draw:style-name="gr2" draw:text-style-name="P3" draw:layer="layout" svg:x1="13.382cm" svg:y1="5.036cm" svg:x2="13.382cm" svg:y2="5.354cm">
          <text:p/>
        </draw:line>
        <draw:frame draw:style-name="gr9" draw:text-style-name="P5" draw:layer="layout" svg:width="1.311cm" svg:height="0.962cm" svg:x="12.212cm" svg:y="5.762cm">
          <draw:text-box>
            <text:p><text:span text:style-name="T4">r</text:span><text:span text:style-name="T5">π2</text:span></text:p>
          </draw:text-box>
        </draw:frame>
        <draw:line draw:style-name="gr2" draw:text-style-name="P3" draw:layer="layout" svg:x1="13.382cm" svg:y1="6.941cm" svg:x2="13.382cm" svg:y2="7.576cm">
          <text:p/>
        </draw:line>
        <draw:line draw:style-name="gr15" draw:text-style-name="P3" draw:layer="layout" svg:x1="13.382cm" svg:y1="7.567cm" svg:x2="16.875cm" svg:y2="7.567cm">
          <text:p/>
        </draw:line>
        <draw:line draw:style-name="gr2" draw:text-style-name="P3" draw:layer="layout" svg:x1="13.917cm" svg:y1="8.211cm" svg:x2="13.917cm" svg:y2="7.576cm">
          <text:p/>
        </draw:line>
        <draw:custom-shape draw:style-name="gr14" draw:text-style-name="P4" draw:layer="layout" svg:width="0.318cm" svg:height="1.588cm" svg:x="16.605cm" svg:y="5.35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6.805cm" svg:y1="5.036cm" svg:x2="16.805cm" svg:y2="5.354cm">
          <text:p/>
        </draw:line>
        <draw:line draw:style-name="gr2" draw:text-style-name="P3" draw:layer="layout" svg:x1="16.805cm" svg:y1="6.941cm" svg:x2="16.805cm" svg:y2="7.576cm">
          <text:p/>
        </draw:line>
        <draw:line draw:style-name="gr2" draw:text-style-name="P3" draw:layer="layout" svg:x1="15.552cm" svg:y1="5.036cm" svg:x2="15.552cm" svg:y2="5.354cm">
          <text:p/>
        </draw:line>
        <draw:line draw:style-name="gr2" draw:text-style-name="P3" draw:layer="layout" svg:x1="15.552cm" svg:y1="6.941cm" svg:x2="15.552cm" svg:y2="7.576cm">
          <text:p/>
        </draw:line>
        <draw:custom-shape draw:style-name="gr16" draw:text-style-name="P4" draw:layer="layout" svg:width="0.635cm" svg:height="1.587cm" svg:x="15.252cm" svg:y="5.3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7" draw:text-style-name="P3" draw:layer="layout" svg:x1="15.57cm" svg:y1="5.671cm" svg:x2="15.57cm" svg:y2="6.624cm">
          <text:p/>
        </draw:line>
        <draw:frame draw:style-name="gr9" draw:text-style-name="P5" draw:layer="layout" svg:width="2.026cm" svg:height="0.962cm" svg:x="13.7cm" svg:y="5.118cm">
          <draw:text-box>
            <text:p text:style-name="P6"><text:span text:style-name="T2">gm2*v</text:span><text:span text:style-name="T3">π2</text:span></text:p>
          </draw:text-box>
        </draw:frame>
        <draw:frame draw:style-name="gr18" draw:text-style-name="P7" draw:layer="layout" svg:width="2.026cm" svg:height="1.471cm" svg:x="13.382cm" svg:y="5.445cm">
          <draw:text-box>
            <text:p><text:span text:style-name="T2">+</text:span></text:p>
            <text:p><text:span text:style-name="T2">v</text:span><text:span text:style-name="T3">π2</text:span></text:p>
            <text:p><text:span text:style-name="T3">-</text:span></text:p>
          </draw:text-box>
        </draw:frame>
        <draw:frame draw:style-name="gr9" draw:text-style-name="P5" draw:layer="layout" svg:width="1.408cm" svg:height="0.962cm" svg:x="15.605cm" svg:y="6.705cm">
          <draw:text-box>
            <text:p text:style-name="P6"><text:span text:style-name="T4">Ro2</text:span></text:p>
          </draw:text-box>
        </draw:frame>
        <draw:line draw:style-name="gr2" draw:text-style-name="P3" draw:layer="layout" svg:x1="13.8cm" svg:y1="9.472cm" svg:x2="13.8cm" svg:y2="11.06cm">
          <text:p/>
        </draw:line>
        <draw:frame draw:style-name="gr9" draw:text-style-name="P5" draw:layer="layout" svg:width="1.543cm" svg:height="0.962cm" svg:x="12.357cm" svg:y="8.51cm">
          <draw:text-box>
            <text:p text:style-name="P6"><text:span text:style-name="T4">Rout</text:span></text:p>
          </draw:text-box>
        </draw:frame>
        <draw:custom-shape draw:style-name="gr14" draw:text-style-name="P4" draw:layer="layout" svg:width="0.318cm" svg:height="1.588cm" svg:x="13.7cm" svg:y="8.08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87cm" svg:y1="7.567cm" svg:x2="14.87cm" svg:y2="8.52cm">
          <text:p/>
        </draw:line>
        <draw:line draw:style-name="gr2" draw:text-style-name="P3" draw:layer="layout" svg:x1="14.552cm" svg:y1="8.52cm" svg:x2="15.187cm" svg:y2="8.52cm">
          <text:p/>
        </draw:line>
        <draw:line draw:style-name="gr2" draw:text-style-name="P3" draw:layer="layout" svg:x1="14.552cm" svg:y1="8.837cm" svg:x2="15.187cm" svg:y2="8.837cm">
          <text:p/>
        </draw:line>
        <draw:line draw:style-name="gr2" draw:text-style-name="P3" draw:layer="layout" svg:x1="14.87cm" svg:y1="8.837cm" svg:x2="14.87cm" svg:y2="11.06cm">
          <text:p/>
        </draw:line>
        <draw:frame draw:style-name="gr9" draw:text-style-name="P5" draw:layer="layout" svg:width="1.311cm" svg:height="0.962cm" svg:x="15.287cm" svg:y="8.302cm">
          <draw:text-box>
            <text:p text:style-name="P6"><text:span text:style-name="T4">Co</text:span></text:p>
          </draw:text-box>
        </draw:frame>
        <draw:custom-shape draw:style-name="gr19" draw:text-style-name="P4" draw:layer="layout" svg:width="0.318cm" svg:height="0.953cm" svg:x="14.752cm" svg:y="9.33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1.311cm" svg:height="0.962cm" svg:x="15.014cm" svg:y="9.255cm">
          <draw:text-box>
            <text:p text:style-name="P6"><text:span text:style-name="T4">RL</text:span></text:p>
          </draw:text-box>
        </draw:frame>
        <draw:line draw:style-name="gr2" draw:text-style-name="P3" draw:layer="layout" svg:x1="15.505cm" svg:y1="5.027cm" svg:x2="18.045cm" svg:y2="5.0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-BoldMT" svg:font-family="Arial-BoldMT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wiss" style:font-pitch="variable"/>
    <style:font-face style:name="Arial-BoldMT1" svg:font-family="Arial-BoldMT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wiss" style:font-pitch="variable"/>
    <style:font-face style:name="Arial Unicode MS1" svg:font-family="'Arial Unicode MS'" style:font-family-generic="system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4-29T16:17:07.474584381</meta:creation-date>
    <dc:date>2021-05-22T11:11:41.444307508</dc:date>
    <meta:editing-duration>PT1H24M10S</meta:editing-duration>
    <meta:editing-cycles>17</meta:editing-cycles>
    <meta:generator>LibreOffice/7.1.1.2$MacOSX_X86_64 LibreOffice_project/fe0b08f4af1bacafe4c7ecc87ce55bb426164676</meta:generator>
    <meta:document-statistic meta:object-count="91"/>
  </office:meta>
</office:document-meta>
</file>